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41000001B183076116.eps" manifest:media-type=""/>
  <manifest:file-entry manifest:full-path="Pictures/1000000000000536000001991B0C8474.png" manifest:media-type="image/png"/>
  <manifest:file-entry manifest:full-path="Pictures/10000000000006160000026E83E2973E.png" manifest:media-type="image/png"/>
  <manifest:file-entry manifest:full-path="Pictures/2000000200000241000001B1F79D541B.eps" manifest:media-type=""/>
  <manifest:file-entry manifest:full-path="Pictures/2000000200000241000001B1E49DD12F.eps" manifest:media-type=""/>
  <manifest:file-entry manifest:full-path="Pictures/2000000200000241000001B142F5A63B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6.924cm" svg:height="20.492cm" svg:x="0.508cm" svg:y="0cm">
          <draw:image xlink:href="Pictures/2000000200000241000001B142F5A63B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238cm" svg:height="20.238cm" svg:x="0.254cm" svg:y="0cm" presentation:class="graphic" presentation:user-transformed="true">
          <draw:image xlink:href="Pictures/2000000200000241000001B1E49DD12F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7.746cm" svg:height="21cm" svg:x="0.254cm" svg:y="0.254cm" presentation:class="graphic" presentation:user-transformed="true">
          <draw:image xlink:href="Pictures/2000000200000241000001B1F79D541B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1.177cm" svg:x="0cm" svg:y="4.825cm">
          <draw:image xlink:href="Pictures/10000000000006160000026E83E2973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238cm" svg:height="20.746cm" svg:x="0.762cm" svg:y="0.254cm" presentation:class="graphic" presentation:user-transformed="true">
          <draw:image xlink:href="Pictures/2000000200000241000001B183076116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868cm" svg:height="9.023cm" svg:x="0.254cm" svg:y="5.963cm" presentation:class="graphic" presentation:user-transformed="true">
          <draw:image xlink:href="Pictures/1000000000000536000001991B0C84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11:32:32.111683271</meta:creation-date>
    <dc:date>2015-12-10T12:00:26.575448786</dc:date>
    <meta:editing-duration>PT25M19S</meta:editing-duration>
    <meta:editing-cycles>4</meta:editing-cycles>
    <meta:generator>LibreOffice/4.2.6.3$Linux_X86_64 LibreOffice_project/420m0$Build-3</meta:generator>
    <meta:document-statistic meta:object-count="43"/>
  </office:meta>
</office:document-meta>
</file>